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draw:fill="solid" draw:fill-color="#eeeeee" draw:textarea-horizontal-align="justify" draw:textarea-vertical-align="top" draw:auto-grow-height="false" fo:min-height="12.162cm" fo:min-width="14.071cm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621cm" fo:min-width="13.182cm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621cm" fo:min-width="6.197cm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621cm" fo:min-width="13.436cm" fo:padding-top="0.142cm" fo:padding-bottom="0.142cm" fo:padding-left="0.267cm" fo:padding-right="0.267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eeeeee"/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  <style:text-properties fo:font-size="18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4.605cm" svg:height="12.446cm" svg:x="11.795cm" svg:y="2.524cm">
          <text:p text:style-name="P1">Render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7" draw:id="id7" draw:layer="layout" svg:width="13.716cm" svg:height="1.905cm" svg:x="12.303cm" svg:y="3.794cm">
          <draw:glue-point draw:id="4" svg:x="2.5cm" svg:y="5.002cm"/>
          <draw:glue-point draw:id="5" svg:x="-2.5cm" svg:y="5.002cm"/>
          <text:p text:style-name="P3"><text:span text:style-name="T1">Layout &amp;</text:span></text:p>
          <text:p text:style-name="P3"><text:span text:style-name="T1">Draw instruc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2" draw:id="id2" draw:layer="layout" svg:width="6.731cm" svg:height="1.905cm" svg:x="12.303cm" svg:y="8.366cm">
          <text:p text:style-name="P3"><text:span text:style-name="T1">3D Rendering &amp;</text:span></text:p>
          <text:p text:style-name="P3"><text:span text:style-name="T1">anim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5" draw:id="id5" draw:layer="layout" svg:width="13.97cm" svg:height="1.905cm" svg:x="12.176cm" svg:y="10.525cm">
          <draw:glue-point draw:id="4" svg:x="-2.454cm" svg:y="-4.997cm"/>
          <draw:glue-point draw:id="5" svg:x="2.454cm" svg:y="-4.997cm"/>
          <text:p text:style-name="P3"><text:span text:style-name="T1">Text blitt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4" draw:id="id4" draw:layer="layout" svg:width="6.731cm" svg:height="1.905cm" svg:x="19.288cm" svg:y="8.366cm">
          <text:p text:style-name="P3"><text:span text:style-name="T1">Text</text:span></text:p>
          <text:p text:style-name="P3"><text:span text:style-name="T1">rende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3" draw:id="id3" draw:layer="layout" svg:width="6.731cm" svg:height="1.905cm" svg:x="19.288cm" svg:y="6.08cm">
          <text:p text:style-name="P3"><text:span text:style-name="T1">Font</text:span><text:span text:style-name="T1"><text:line-break/></text:span><text:span text:style-name="T1">raster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6" draw:id="id6" draw:layer="layout" svg:width="13.97cm" svg:height="1.905cm" svg:x="12.176cm" svg:y="12.811cm">
          <text:p text:style-name="P3"><text:span text:style-name="T1">Foreground blitt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" draw:id="id1" draw:layer="layout" svg:width="6.731cm" svg:height="1.905cm" svg:x="12.303cm" svg:y="6.08cm">
          <text:p text:style-name="P3"><text:span text:style-name="T1">Texture</text:span></text:p>
          <text:p text:style-name="P3"><text:span text:style-name="T1">decompres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svg:x1="15.668cm" svg:y1="7.985cm" svg:x2="15.668cm" svg:y2="8.366cm" draw:start-shape="id1" draw:start-glue-point="2" draw:end-shape="id2" draw:end-glue-point="0" svg:d="M15668 7985v381" svg:viewBox="0 0 1 382">
          <text:p/>
        </draw:connector>
        <draw:connector draw:style-name="gr5" draw:text-style-name="P5" draw:layer="layout" svg:x1="22.653cm" svg:y1="7.985cm" svg:x2="22.653cm" svg:y2="8.366cm" draw:start-shape="id3" draw:start-glue-point="2" draw:end-shape="id4" draw:end-glue-point="0" svg:d="M22653 7985v381" svg:viewBox="0 0 1 382">
          <text:p/>
        </draw:connector>
        <draw:connector draw:style-name="gr5" draw:text-style-name="P5" draw:layer="layout" svg:x1="19.161cm" svg:y1="12.43cm" svg:x2="19.161cm" svg:y2="12.811cm" draw:start-shape="id5" draw:start-glue-point="2" draw:end-shape="id6" draw:end-glue-point="0" svg:d="M19161 12430v381" svg:viewBox="0 0 1 382">
          <text:p/>
        </draw:connector>
        <draw:connector draw:style-name="gr5" draw:text-style-name="P5" draw:layer="layout" svg:x1="22.59cm" svg:y1="5.698cm" svg:x2="22.653cm" svg:y2="6.08cm" draw:start-shape="id7" draw:start-glue-point="4" draw:end-shape="id3" draw:end-glue-point="0" svg:d="M22590 5698v191h63v191" svg:viewBox="0 0 64 383">
          <text:p/>
        </draw:connector>
        <draw:connector draw:style-name="gr5" draw:text-style-name="P5" draw:layer="layout" svg:x1="15.668cm" svg:y1="10.271cm" svg:x2="15.733cm" svg:y2="10.526cm" draw:start-shape="id2" draw:start-glue-point="2" draw:end-shape="id5" draw:end-glue-point="4" svg:d="M15668 10271v126h65v129" svg:viewBox="0 0 66 256">
          <text:p/>
        </draw:connector>
        <draw:connector draw:style-name="gr5" draw:text-style-name="P5" draw:layer="layout" svg:x1="22.653cm" svg:y1="10.271cm" svg:x2="22.589cm" svg:y2="10.526cm" draw:start-shape="id4" draw:start-glue-point="2" draw:end-shape="id5" draw:end-glue-point="5" svg:d="M22653 10271v126h-64v129" svg:viewBox="0 0 65 256">
          <text:p/>
        </draw:connector>
        <draw:connector draw:style-name="gr5" draw:text-style-name="P5" draw:layer="layout" svg:x1="15.732cm" svg:y1="5.698cm" svg:x2="15.668cm" svg:y2="6.08cm" draw:start-shape="id7" draw:start-glue-point="5" draw:end-shape="id1" draw:end-glue-point="0" svg:d="M15732 5698v191h-64v191" svg:viewBox="0 0 65 38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3T15:34:31.006077966</meta:creation-date>
    <dc:date>2017-05-04T10:57:38.360181208</dc:date>
    <meta:editing-duration>PT39M49S</meta:editing-duration>
    <meta:editing-cycles>10</meta:editing-cycles>
    <meta:generator>LibreOffice/5.3.2.2$Linux_X86_64 LibreOffice_project/30m0$Build-2</meta:generator>
    <meta:document-statistic meta:object-count="15"/>
  </office:meta>
</office:document-meta>
</file>